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aba1" officeooo:paragraph-rsid="0016a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 root password setup </text:p>
      <text:p text:style-name="Preformatted_20_Text">--------------------------</text:p>
      <text:p text:style-name="Preformatted_20_Text">linuxdeepa@linux-eh70:~&gt; sudo systemctl stop mysql</text:p>
      <text:p text:style-name="Preformatted_20_Text">linuxdeepa@linux-eh70:~&gt; sudo mysqld --skip-grant-tables --skip-networking --user=mysql &amp;</text:p>
      <text:p text:style-name="Preformatted_20_Text">[3] 23656</text:p>
      <text:p text:style-name="Preformatted_20_Text">linuxdeepa@linux-eh70:~&gt; mysql -u root</text:p>
      <text:p text:style-name="Preformatted_20_Text">Welcome to the MySQL monitor. <text:s/>Commands end with ; or \g.</text:p>
      <text:p text:style-name="Preformatted_20_Text">Your MySQL connection id is 7</text:p>
      <text:p text:style-name="Preformatted_20_Text">Server version: 8.0.39 MySQL Community Server - GPL</text:p>
      <text:p text:style-name="Preformatted_20_Text"/>
      <text:p text:style-name="Preformatted_20_Text">Copyright (c) 2000, 2024, Oracle and/or its affiliates.</text:p>
      <text:p text:style-name="Preformatted_20_Text"/>
      <text:p text:style-name="Preformatted_20_Text">Oracle is a registered trademark of Oracle Corporation and/or its</text:p>
      <text:p text:style-name="Preformatted_20_Text">affiliates. Other names may be trademarks of their respective</text:p>
      <text:p text:style-name="Preformatted_20_Text">owners.</text:p>
      <text:p text:style-name="Preformatted_20_Text"/>
      <text:p text:style-name="Preformatted_20_Text">Type 'help;' or '\h' for help. Type '\c' to clear the current input statement.</text:p>
      <text:p text:style-name="Preformatted_20_Text"/>
      <text:p text:style-name="Preformatted_20_Text">mysql&gt; FLUSH PRIVILEGES;</text:p>
      <text:p text:style-name="Preformatted_20_Text">Query OK, 0 rows affected (0.07 sec)</text:p>
      <text:p text:style-name="Preformatted_20_Text"/>
      <text:p text:style-name="Preformatted_20_Text">mysql&gt; ALTER USER 'root'@'localhost' IDENTIFIED BY 'deepa3';</text:p>
      <text:p text:style-name="Preformatted_20_Text">ERROR 1819 (HY000): Your password does not satisfy the current policy requirements</text:p>
      <text:p text:style-name="Preformatted_20_Text">mysql&gt; ^C</text:p>
      <text:p text:style-name="Preformatted_20_Text">mysql&gt; ALTER USER 'root'@'localhost' IDENTIFIED BY 'Deepa@369';</text:p>
      <text:p text:style-name="Preformatted_20_Text">Query OK, 0 rows affected (0.16 sec)</text:p>
      <text:p text:style-name="Preformatted_20_Text"/>
      <text:p text:style-name="P1">Mongodb password setup</text:p>
      <text:p text:style-name="P1">-----------------------</text:p>
      <text:p text:style-name="Preformatted_20_Text"/>
      <text:p text:style-name="Preformatted_20_Text">linuxdeepa@linux-eh70:~&gt; mongosh</text:p>
      <text:p text:style-name="Preformatted_20_Text">Current Mongosh Log ID:<text:tab/>66de3df383f2038ad5964032</text:p>
      <text:p text:style-name="Preformatted_20_Text">Connecting to:<text:tab/><text:tab/>mongodb://127.0.0.1:27017/?directConnection=true&amp;serverSelectionTimeoutMS=2000&amp;appName=mongosh+2.3.1</text:p>
      <text:p text:style-name="Preformatted_20_Text">Using MongoDB:<text:tab/><text:tab/>6.0.17</text:p>
      <text:p text:style-name="Preformatted_20_Text">Using Mongosh:<text:tab/><text:tab/>2.3.1</text:p>
      <text:p text:style-name="Preformatted_20_Text"/>
      <text:p text:style-name="Preformatted_20_Text">For mongosh info see: https://www.mongodb.com/docs/mongodb-shell/</text:p>
      <text:p text:style-name="Preformatted_20_Text"/>
      <text:p text:style-name="Preformatted_20_Text">test&gt; use admin</text:p>
      <text:p text:style-name="Preformatted_20_Text">switched to db admin</text:p>
      <text:p text:style-name="Preformatted_20_Text"/>
      <text:p text:style-name="Preformatted_20_Text">admin&gt; db.createUser({ user: "mongodb", pwd: "Deepa@369". roles: [{ role: "readWrite", db: "amazon_reviews" } ] }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17:22:19.155686702</dc:date>
    <meta:editing-duration>PT2M9S</meta:editing-duration>
    <meta:editing-cycles>1</meta:editing-cycles>
    <meta:document-statistic meta:table-count="0" meta:image-count="0" meta:object-count="0" meta:page-count="1" meta:paragraph-count="32" meta:word-count="396" meta:character-count="1449" meta:non-whitespace-character-count="1294"/>
    <meta:generator>LibreOffice/24.2.4.2$Linux_X86_64 LibreOffice_project/420$Build-2</meta:generator>
  </office:meta>
</office:document-meta>
</file>